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rytedProperties.setPropert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rytedProperties.Encryt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rytedProperties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rytedProperties.contain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rytedProperties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rytedProperties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rytedProperties.getProperty( String key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